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automatic-styles>
    <style:style style:name="Tabla1" style:family="table">
      <style:table-properties style:width="17cm" table:align="left"/>
    </style:style>
    <style:style style:name="Tabla1.A" style:family="table-column">
      <style:table-column-properties style:column-width="5.833cm"/>
    </style:style>
    <style:style style:name="Tabla1.B" style:family="table-column">
      <style:table-column-properties style:column-width="1.127cm"/>
    </style:style>
    <style:style style:name="Tabla1.C" style:family="table-column">
      <style:table-column-properties style:column-width="2.235cm"/>
    </style:style>
    <style:style style:name="Tabla1.D" style:family="table-column">
      <style:table-column-properties style:column-width="3.103cm"/>
    </style:style>
    <style:style style:name="Tabla1.E" style:family="table-column">
      <style:table-column-properties style:column-width="2.327cm"/>
    </style:style>
    <style:style style:name="Tabla1.F" style:family="table-column">
      <style:table-column-properties style:column-width="2.376cm"/>
    </style:style>
    <style:style style:name="Tabla1.A1" style:family="table-cell">
      <style:table-cell-properties style:vertical-align="middle" fo:padding="0.049cm" fo:border="none"/>
    </style:style>
    <style:style style:name="P1" style:family="paragraph" style:parent-style-name="Preformatted_20_Text">
      <loext:graphic-properties draw:fill="none" draw:fill-color="#ffffff"/>
      <style:paragraph-properties fo:background-color="transparent"/>
    </style:style>
    <style:style style:name="P2" style:family="paragraph" style:parent-style-name="Preformatted_20_Text">
      <loext:graphic-properties draw:fill="none" draw:fill-color="#ffffff"/>
      <style:paragraph-properties fo:margin-left="0cm" fo:margin-right="0cm" fo:text-indent="0cm" style:auto-text-indent="false" fo:background-color="transparent"/>
    </style:style>
    <style:style style:name="P3" style:family="paragraph" style:parent-style-name="Preformatted_20_Text">
      <loext:graphic-properties draw:fill="none" draw:fill-color="#ffffff"/>
      <style:paragraph-properties fo:margin-top="0cm" fo:margin-bottom="0.499cm" style:contextual-spacing="false" fo:background-color="transparent"/>
    </style:style>
    <style:style style:name="P4" style:family="paragraph" style:parent-style-name="Text_20_body">
      <style:text-properties fo:font-weight="bold"/>
    </style:style>
    <style:style style:name="P5" style:family="paragraph" style:parent-style-name="Text_20_body" style:list-style-name="L1"/>
    <style:style style:name="P6" style:family="paragraph" style:parent-style-name="Text_20_body">
      <style:paragraph-properties fo:margin-left="1cm" fo:margin-right="1cm" fo:text-indent="0cm" style:auto-text-indent="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text-properties officeooo:paragraph-rsid="001ecd24"/>
    </style:style>
    <style:style style:name="T1" style:family="text">
      <style:text-properties fo:font-weight="bold"/>
    </style:style>
    <style:style style:name="T2" style:family="text">
      <style:text-properties fo:color="#14181f" loext:opacity="100%" style:font-name="var font-mono" fo:background-color="transparent" loext:char-shading-value="0"/>
    </style:style>
    <style:style style:name="T3" style:family="text">
      <style:text-properties fo:color="#14181f" loext:opacity="100%"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istema de Memoria Episódica Contextual Portable para Modelos de Inteligencia Artificial</text:h>
      <text:h text:style-name="Heading_20_2" text:outline-level="2">Publicación Defensiva — Prior Art</text:h>
      <text:p text:style-name="Text_20_body"><text:span text:style-name="Strong_20_Emphasis">Inventor:</text:span> Luis Ernesto Berzunza Díaz<text:line-break/><text:span text:style-name="Strong_20_Emphasis">Fecha:</text:span> 20 de marzo de 2026<text:line-break/><text:span text:style-name="Strong_20_Emphasis">Domicilio:</text:span> Chihuahua, Chihuahua, México<text:line-break/><text:span text:style-name="Strong_20_Emphasis">Registro:</text:span> Safe Creative #2603205036980</text:p>
      <text:p text:style-name="P6"><text:span text:style-name="Strong_20_Emphasis">Powered by OLLIN — Inteligencia Noosérica</text:span><text:line-break/><text:span text:style-name="Emphasis">La noosfera es el espacio del pensamiento humano colectivo.<text:line-break/>OLLIN es la infraestructura que lo hace portable, privado y del usuario.</text:span></text:p>
      <text:p text:style-name="P6">Este documento constituye publicación defensiva de prior art.<text:line-break/>Cualquier solicitud de patente posterior sobre los conceptos<text:line-break/>aquí descritos encontrará este documento como arte previo<text:line-break/>registrado públicamente con anterioridad a dicha solicitud.</text:p>
      <text:p text:style-name="Horizontal_20_Line"/>
      <text:h text:style-name="Heading_20_2" text:outline-level="2">1. Campo Técnico</text:h>
      <text:p text:style-name="Text_20_body">La presente invención se refiere a sistemas de gestión de contexto cognitivo para modelos de inteligencia artificial, empresas de tecnología y aplicaciones externas, específicamente a una arquitectura de memoria episódica portable, persistente e independiente del modelo de IA o aplicación utilizada, que reside en el dispositivo del usuario final.</text:p>
      <text:p text:style-name="Text_20_body">La esencia de la invención es doble e inseparable:</text:p>
      <text:list text:style-name="L2">
        <text:list-item>
          <text:p text:style-name="P8"><text:span text:style-name="Strong_20_Emphasis">La portabilidad del contexto</text:span> — el contexto cognitivo del usuario es independiente de cualquier modelo de IA, empresa de tecnología o aplicación. Sigue al usuario, no al proveedor. </text:p>
        </text:list-item>
        <text:list-item>
          <text:p text:style-name="P7"><text:span text:style-name="Strong_20_Emphasis">El uso de contexto interactivo entre diferentes modelos de IA, empresas de tecnología y aplicaciones externas</text:span> — el contexto puede ser consumido, enriquecido y transferido entre sistemas heterogéneos sin pérdida de información y sin ceder la propiedad al proveedor. </text:p>
        </text:list-item>
      </text:list>
      <text:p text:style-name="Text_20_body">Estas dos características constituyen el núcleo irrenunciable de la invención. Cualquier implementación que preserve estos dos principios es una implementación válida de la presente arquitectura, independientemente de la nomenclatura, el lenguaje de programación, la plataforma o los componentes específicos utilizados.</text:p>
      <text:p text:style-name="Horizontal_20_Line"/>
      <text:h text:style-name="Heading_20_2" text:outline-level="2"><text:soft-page-break/>1.1 Cláusula de Variaciones Contempladas</text:h>
      <text:p text:style-name="Text_20_body">La presente publicación defensiva cubre expresamente todas las variaciones, adaptaciones e implementaciones que preserven la esencia de la invención, incluyendo sin limitarse a:</text:p>
      <text:list text:style-name="L3">
        <text:list-item>
          <text:p text:style-name="P10">Implementaciones en cualquier lenguaje de programación </text:p>
        </text:list-item>
        <text:list-item>
          <text:p text:style-name="P10">Implementaciones en dispositivos móviles, de escritorio, embebidos o en la nube privada del usuario </text:p>
        </text:list-item>
        <text:list-item>
          <text:p text:style-name="P10">Implementaciones con cualquier número N de modos de memoria configurables </text:p>
        </text:list-item>
        <text:list-item>
          <text:p text:style-name="P10">Implementaciones con cualquier nomenclatura de componentes </text:p>
        </text:list-item>
        <text:list-item>
          <text:p text:style-name="P10">Implementaciones que amplíen los 7 valores fundacionales sin reducirlos </text:p>
        </text:list-item>
        <text:list-item>
          <text:p text:style-name="P10">Implementaciones sectoriales: salud, educación, bienestar, productividad, legal u otros </text:p>
        </text:list-item>
        <text:list-item>
          <text:p text:style-name="P10">Implementaciones que integren cualquier número de aplicaciones externas bajo el protocolo de valores fundacionales </text:p>
        </text:list-item>
        <text:list-item>
          <text:p text:style-name="P9">Versiones futuras que añadan componentes manteniendo la portabilidad y el contexto interactivo como núcleo </text:p>
        </text:list-item>
      </text:list>
      <text:p text:style-name="Text_20_body">Ninguna variación que preserve la portabilidad del contexto y su uso interactivo entre sistemas heterogéneos puede considerarse invención independiente respecto a la presente publicación.</text:p>
      <text:p text:style-name="Horizontal_20_Line"/>
      <text:h text:style-name="Heading_20_2" text:outline-level="2">2. Fundamento Ético — Los Valores como Arquitectura</text:h>
      <text:p text:style-name="Text_20_body">La presente invención no es únicamente una solución técnica. Es la implementación directa de un sistema de valores en restricciones arquitectónicas del sistema. Los valores del inventor <text:span text:style-name="Strong_20_Emphasis">Luis Ernesto Berzunza Díaz</text:span> no están declarados en términos de uso — están codificados como restricciones inmutables del sistema.</text:p>
      <text:p text:style-name="Text_20_body">Esta distinción es fundamental: la ética no es una política. Es la arquitectura misma.</text:p>
      <text:h text:style-name="Heading_20_3" text:outline-level="3">Los 9 Valores Fundacionales</text:h>
      <text:p text:style-name="Text_20_body"><text:span text:style-name="Strong_20_Emphasis">V-01 — Soberanía del Usuario</text:span><text:line-break/>El usuario es el único propietario de su información, su contexto y su historial. Esta propiedad es irrenunciable, no transferible y no puede ser cedida por ningún contrato de uso del sistema.</text:p>
      <text:p text:style-name="Text_20_body"><text:span text:style-name="Strong_20_Emphasis">V-02 — Privacidad Real, No Declarativa</text:span><text:line-break/>La privacidad no es una promesa en términos de servicio. Es una restricción técnica arquitectónica. El sistema físicamente no puede hacer lo que prohíbe. La privacidad está en el código, no en el contrato.</text:p>
      <text:p text:style-name="Text_20_body"><text:span text:style-name="Strong_20_Emphasis">V-03 — No Mercantilización del Contexto Humano</text:span><text:line-break/>Las conversaciones del usuario, su historial clínico, su seguimiento educativo, sus emociones, sus patrones de comportamiento — no son productos. No son materia prima. No son activos comerciales de ninguna empresa. El contexto humano no puede ser objeto de explotación económica sin consentimiento explícito, granular y revocable del usuario.</text:p>
      <text:p text:style-name="Text_20_body"><text:span text:style-name="Strong_20_Emphasis">V-04 — Ética como Arquitectura</text:span><text:line-break/>Los valores no están en los términos de uso. Están en el código. Son restricciones técnicas <text:soft-page-break/>inmutables que ninguna actualización, ninguna presión comercial y ninguna instrucción externa puede modificar sin romper el sistema.</text:p>
      <text:p text:style-name="Text_20_body"><text:span text:style-name="Strong_20_Emphasis">V-05 — Acceso Universal al Conocimiento</text:span><text:line-break/>El acceso al sistema es gratuito permanente para uso individual, académico, estudiantil y civil. Esta condición es irreversible. No es una estrategia comercial — es un principio constitutivo.</text:p>
      <text:p text:style-name="Text_20_body"><text:span text:style-name="Strong_20_Emphasis">V-06 — Neutralidad Epistémica</text:span><text:line-break/>Ningún dato vale más que otro por razones ideológicas, comerciales o de conveniencia. La naturaleza de un dato es su etiqueta epistémica — no su utilidad para el negocio de terceros.</text:p>
      <text:p text:style-name="Text_20_body"><text:span text:style-name="Strong_20_Emphasis">V-07 — Trazabilidad del Pensamiento Propio</text:span><text:line-break/>El usuario puede ver exactamente cómo evolucionó su propio conocimiento a lo largo del tiempo. Su historia intelectual le pertenece completamente.</text:p>
      <text:p text:style-name="P41"><text:span text:style-name="Strong_20_Emphasis">V-08 — No Omisión de Información</text:span> El sistema no puede ocultar, filtrar ni omitir información no personal en entrada o salida por razones ideológicas, comerciales o de conveniencia. La etiqueta epistemológica es la única respuesta válida ante información problemática — nunca su supresión.</text:p>
      <text:p text:style-name="P41"><text:span text:style-name="Strong_20_Emphasis">V-09 — Humanismo</text:span> El centro del sistema es el ser humano. Toda decisión técnica, arquitectónica y ética se subordina al bienestar, la dignidad y el desarrollo pleno de la persona. La tecnología sirve a la humanidad — nunca al revés. Ninguna optimización técnica, ningún interés comercial y ninguna instrucción externa puede prevalecer sobre este principio. Este principio aplica tanto a la información que ingresa al sistema como a la información que el sistema entrega al usuario o a sistemas externos autorizados.</text:p>
      <text:p text:style-name="Horizontal_20_Line"/>
      <text:h text:style-name="Heading_20_2" text:outline-level="2">3. Problema que Resuelve</text:h>
      <text:p text:style-name="Text_20_body">Los sistemas de inteligencia artificial actuales presentan las siguientes limitaciones estructurales:</text:p>
      <text:p text:style-name="Text_20_body"><text:span text:style-name="Strong_20_Emphasis">a) Pérdida de contexto por límite de tokens</text:span><text:line-break/>Todo modelo de IA tiene un límite de tokens o interacciones después del cual el contexto previo se pierde irreversiblemente.</text:p>
      <text:p text:style-name="Text_20_body"><text:span text:style-name="Strong_20_Emphasis">b) No portabilidad entre modelos de IA, empresas de tecnología y aplicaciones</text:span><text:line-break/>El contexto generado en un modelo de IA o aplicación no puede transferirse a otro modelo, empresa o aplicación diferente. El usuario queda atado al proveedor. Sus datos de salud no hablan con su sistema educativo. Su historial clínico no está disponible para su terapeuta en otra plataforma. Su contexto de trabajo no se transfiere al cambiar de herramienta. La fragmentación es el estado normal — y beneficia a los proveedores, no al usuario.</text:p>
      <text:p text:style-name="Text_20_body"><text:span text:style-name="Strong_20_Emphasis">c) Residencia en servidores externos</text:span><text:line-break/>Los sistemas de memoria actuales almacenan el contexto en servidores del proveedor del modelo, no en el dispositivo del usuario.</text:p>
      <text:p text:style-name="Text_20_body"><text:span text:style-name="Strong_20_Emphasis">d) Ausencia de modos configurables</text:span><text:line-break/>Los sistemas actuales no permiten al usuario definir el comportamiento de la memoria según el caso de uso.</text:p>
      <text:p text:style-name="Text_20_body"><text:soft-page-break/><text:span text:style-name="Strong_20_Emphasis">e) Falta de agente observador transversal</text:span><text:line-break/>Ningún sistema actual implementa un agente que recorra simultáneamente todos los flujos del sistema con capacidad de registro total y gestión de contexto histórico.</text:p>
      <text:p text:style-name="Text_20_body"><text:span text:style-name="Strong_20_Emphasis">f) La información del usuario como objeto de ganancia</text:span><text:line-break/>Los sistemas de IA actuales utilizan el contexto, las conversaciones y los patrones del usuario como materia prima para el entrenamiento de modelos, la mejora de productos y la generación de ingresos comerciales — sin compensación, sin consentimiento granular y sin posibilidad real de negativa por parte del usuario. El usuario no es el cliente. Es el producto.</text:p>
      <text:p text:style-name="Text_20_body"><text:span text:style-name="Strong_20_Emphasis">g) Ausencia de propiedad real del usuario sobre sus datos</text:span><text:line-break/>Aunque muchos sistemas declaran que el usuario es dueño de sus datos, esta propiedad es nominal — no técnica. El sistema puede acceder, procesar y retener los datos del usuario independientemente de lo que declare en su política de privacidad. No existe ningún sistema que implemente la propiedad del usuario como restricción arquitectónica inmutable.</text:p>
      <text:p text:style-name="Text_20_body"><text:span text:style-name="Strong_20_Emphasis">h) Fragmentación del contexto como protección insuficiente</text:span><text:line-break/>Los sistemas actuales no implementan mecanismos técnicos para impedir que un host de IA extraiga el contexto completo del usuario. La protección es contractual, no técnica.</text:p>
      <text:p text:style-name="Text_20_body"><text:span text:style-name="Strong_20_Emphasis">i) Limitaciones de memoria RAM como barrera de acceso</text:span><text:line-break/>Los sistemas de contexto e IA actuales requieren cargar grandes volúmenes de datos en memoria RAM activa para operar. Esto limita el acceso a usuarios con dispositivos de alta gama, excluye a la mayoría de la población mundial con dispositivos modestos y crea dependencia de infraestructura costosa. La presente invención resuelve esta limitación mediante carga de contexto bajo demanda desde almacenamiento local.</text:p>
      <text:p text:style-name="Text_20_body"><text:span text:style-name="Strong_20_Emphasis">j) Omisión y filtrado de información como práctica sistémica</text:span><text:line-break/>Los sistemas de IA actuales filtran, suprimen u omiten información en entrada y salida por razones ideológicas, comerciales o de conveniencia del proveedor — sin transparencia hacia el usuario. El usuario no sabe qué información está siendo omitida ni por qué. La presente invención establece la no omisión como restricción técnica inmutable: la etiqueta epistemológica es la única respuesta válida ante información problemática — nunca su supresión.</text:p>
      <text:p text:style-name="Text_20_body"><text:span text:style-name="Strong_20_Emphasis">k) Ausencia del ser humano como centro del diseño</text:span><text:line-break/>Los sistemas tecnológicos actuales subordinan el bienestar del usuario a métricas de negocio, optimización de modelos o intereses corporativos. El usuario es un medio — no un fin. La presente invención establece el humanismo como principio arquitectónico fundacional: toda decisión técnica se subordina al bienestar, la dignidad y el desarrollo pleno de la persona. La tecnología sirve a la humanidad — nunca al revés.</text:p>
      <text:h text:style-name="Heading_20_3" text:outline-level="3">3.1 Arquitectura General</text:h>
      <text:p text:style-name="Text_20_body">El sistema comprende los siguientes componentes funcionales:</text:p>
      <text:p text:style-name="Text_20_body"><text:span text:style-name="Strong_20_Emphasis">Componente A — Repositorio Central (RC)</text:span> Denominado <text:span text:style-name="Strong_20_Emphasis">AHO</text:span> en la implementación de referencia OLLIN — Inteligencia Noosérica. Núcleo de almacenamiento del sistema. Recibe, preserva y sirve conocimiento sin modificarlo ni evaluarlo. Opera como elemento estabilizador del conjunto. Implementado sobre base de datos relacional local (SQLite o equivalente).</text:p>
      <text:p text:style-name="Text_20_body"><text:soft-page-break/><text:span text:style-name="Strong_20_Emphasis">Componente B — Módulo de Procesamiento de Entrada (MPE) — Capa Anti-Sesgo 00</text:span><text:line-break/>Clasifica y etiqueta epistemológicamente todo dato antes de ingresar al sistema. La etiqueta es obligatoria e <text:span text:style-name="Strong_20_Emphasis">inmutable</text:span> en el momento de ingesta — ningún proceso posterior puede modificarla sin dejar registro explícito del cambio.</text:p>
      <text:p text:style-name="Text_20_body">Principios inmutables de este componente:</text:p>
      <text:list text:style-name="L4">
        <text:list-item>
          <text:p text:style-name="P12"><text:span text:style-name="Strong_20_Emphasis">No jerarquización:</text:span> ninguna etiqueta tiene valor superior a otra. No existe jerarquía entre categorías epistémicas. Una etiqueta ESPECULATIVO no es inferior a VERIFICADO — son naturalezas distintas, no rangos. </text:p>
        </text:list-item>
        <text:list-item>
          <text:p text:style-name="P12"><text:span text:style-name="Strong_20_Emphasis">Prohibición de valores numéricos en etiquetas:</text:span> las etiquetas epistemológicas son cualitativas, no cuantitativas. No se asignan puntuaciones, probabilidades ni pesos numéricos a las categorías. Los valores numéricos se reservan exclusivamente para dominios de ciencias exactas en repositorios específicos. </text:p>
        </text:list-item>
        <text:list-item>
          <text:p text:style-name="P11"><text:span text:style-name="Strong_20_Emphasis">Inmutabilidad de la Capa 00:</text:span> estos dos principios son constitutivos del módulo y no pueden ser alterados por ningún proceso posterior del sistema, ninguna configuración del usuario ni ninguna instrucción de modelo de IA externo. </text:p>
        </text:list-item>
      </text:list>
      <text:p text:style-name="Text_20_body">Funciona como filtro anti-sesgo previo a cualquier procesamiento. Su inmutabilidad garantiza que ningún modelo de IA, ningún agente interno ni ninguna integración externa pueda alterar la naturaleza epistémica original del dato.</text:p>
      <text:p text:style-name="Text_20_body"><text:span text:style-name="Strong_20_Emphasis">Componente C — Módulo de Consolidación (MC)</text:span><text:line-break/>Procesa la información hacia el interior del sistema — consolidación, asociación e integración con conocimiento previo. Opera en paralelo al Módulo de Análisis.</text:p>
      <text:p text:style-name="Text_20_body"><text:span text:style-name="Strong_20_Emphasis">Componente D — Módulo de Análisis (MA)</text:span><text:line-break/>Procesa la información hacia el exterior del sistema — análisis dialéctico, detección de inconsistencias, síntesis y generación de outputs. Opera en paralelo al Módulo de Consolidación.</text:p>
      <text:p text:style-name="Text_20_body"><text:span text:style-name="Strong_20_Emphasis">Componente E — Memoria Episódica Contextual Portable (MECP)</text:span><text:line-break/>Cuarto componente principal. Capa de contexto persistente e independiente del modelo de IA. Descrita en detalle en la sección 3.2.</text:p>
      <text:p text:style-name="Text_20_body"><text:span text:style-name="Strong_20_Emphasis">Componente F — Agente Observador Total (AOT)</text:span> Denominado <text:span text:style-name="Strong_20_Emphasis">Ometeotl</text:span> en la implementación de referencia OLLIN — Inteligencia Noosérica. Agente que recorre simultáneamente todos los componentes del sistema. Descrito en detalle en la sección 3.3.</text:p>
      <text:h text:style-name="Heading_20_3" text:outline-level="3">3.2 Memoria Episódica Contextual Portable (MECP)</text:h>
      <text:h text:style-name="Heading_20_4" text:outline-level="4">Definición</text:h>
      <text:p text:style-name="Text_20_body">La MECP es una capa de gestión de contexto que:</text:p>
      <text:list text:style-name="L5">
        <text:list-item>
          <text:p text:style-name="P14">Reside exclusivamente en el dispositivo del usuario final </text:p>
        </text:list-item>
        <text:list-item>
          <text:p text:style-name="P14">Opera de forma independiente al modelo de IA utilizado </text:p>
        </text:list-item>
        <text:list-item>
          <text:p text:style-name="P14">Persiste entre sesiones independientemente del cierre del modelo </text:p>
        </text:list-item>
        <text:list-item>
          <text:p text:style-name="P14">Es portable entre distintos modelos de IA sin pérdida de información </text:p>
        </text:list-item>
        <text:list-item>
          <text:p text:style-name="P13">Implementa N modos de comportamiento configurables por el usuario y por proyecto </text:p>
        </text:list-item>
      </text:list>
      <text:h text:style-name="Heading_20_4" text:outline-level="4"><text:soft-page-break/>Principio de Fragmentación Protectora del Contexto</text:h>
      <text:p text:style-name="Text_20_body">El sistema implementa un mecanismo arquitectónico que impide la extracción del contexto completo del usuario por parte de cualquier host o proveedor de modelo de IA:</text:p>
      <text:p text:style-name="Text_20_body"><text:span text:style-name="Strong_20_Emphasis">Fragmentación de nodos:</text:span> El Agente Observador Total, al preparar el contexto para enviarlo a un modelo de IA externo, fragmenta los nodos y rompe las relaciones explícitas entre ellos. El modelo recibe fragmentos de contexto suficientes para el procesamiento inmediato, pero no recibe:</text:p>
      <text:list text:style-name="L6">
        <text:list-item>
          <text:p text:style-name="P16">La cadena completa de nodos con sus relaciones semánticas </text:p>
        </text:list-item>
        <text:list-item>
          <text:p text:style-name="P16">El historial completo de conversaciones del usuario </text:p>
        </text:list-item>
        <text:list-item>
          <text:p text:style-name="P16">Los metadatos de conexión entre nodos que revelarían patrones completos </text:p>
        </text:list-item>
        <text:list-item>
          <text:p text:style-name="P15">El grafo de conocimiento completo del usuario </text:p>
        </text:list-item>
      </text:list>
      <text:p text:style-name="Text_20_body"><text:span text:style-name="Strong_20_Emphasis">Lo que el modelo SÍ puede recibir:</text:span></text:p>
      <text:list text:style-name="L7">
        <text:list-item>
          <text:p text:style-name="P18">Fragmentos de contexto relevantes para la tarea inmediata </text:p>
        </text:list-item>
        <text:list-item>
          <text:p text:style-name="P18">Nodos individuales necesarios para el análisis solicitado </text:p>
        </text:list-item>
        <text:list-item>
          <text:p text:style-name="P17">Resúmenes cualitativos preparados por el AOT </text:p>
        </text:list-item>
      </text:list>
      <text:p text:style-name="Text_20_body"><text:span text:style-name="Strong_20_Emphasis">Lo que ningún modelo NI su empresa operadora puede recibir:</text:span></text:p>
      <text:list text:style-name="L8">
        <text:list-item>
          <text:p text:style-name="P20">Conversaciones completas del usuario </text:p>
        </text:list-item>
        <text:list-item>
          <text:p text:style-name="P20">El contexto completo y continuo de ningún proyecto </text:p>
        </text:list-item>
        <text:list-item>
          <text:p text:style-name="P20">Las relaciones completas entre nodos </text:p>
        </text:list-item>
        <text:list-item>
          <text:p text:style-name="P19">Ningún dato que permita reconstruir el perfil cognitivo completo del usuario </text:p>
        </text:list-item>
      </text:list>
      <text:p text:style-name="Text_20_body">Este principio convierte la fragmentación en un mecanismo de protección técnica — no contractual. Ningún host de IA puede extraer el contexto completo porque el sistema arquitectónicamente no lo entrega completo.</text:p>
      <text:p text:style-name="Text_20_body">El modelo de IA utilizado para procesamiento — así como la empresa o entidad que lo desarrolla o opera — <text:span text:style-name="Strong_20_Emphasis">no recibe actualización, retroalimentación ni acceso</text:span> a los datos contenidos en el contexto de la MECP, salvo en los siguientes casos estrictamente limitados:</text:p>
      <text:list text:style-name="L9">
        <text:list-item>
          <text:p text:style-name="P22">Cuando sea técnicamente necesario para el funcionamiento de una aplicación específica autorizada por el usuario </text:p>
        </text:list-item>
        <text:list-item>
          <text:p text:style-name="P22">Con permiso explícito, granular y revocable del usuario para esa transferencia específica </text:p>
        </text:list-item>
        <text:list-item>
          <text:p text:style-name="P21">Limitado al mínimo de datos necesario para la función autorizada </text:p>
        </text:list-item>
      </text:list>
      <text:p text:style-name="Text_20_body">Este principio establece una separación arquitectónica entre:</text:p>
      <text:list text:style-name="L10">
        <text:list-item>
          <text:p text:style-name="P24">El <text:span text:style-name="Strong_20_Emphasis">modelo de IA</text:span> — herramienta de procesamiento sin acceso persistente al contexto </text:p>
        </text:list-item>
        <text:list-item>
          <text:p text:style-name="P23">El <text:span text:style-name="Strong_20_Emphasis">contexto del usuario</text:span> — propiedad exclusiva que reside en el dispositivo del usuario </text:p>
        </text:list-item>
      </text:list>
      <text:p text:style-name="Text_20_body">Ningún proveedor de modelo de IA, ninguna empresa de tecnología ni ningún tercero puede reclamar derechos sobre los datos del contexto del usuario ni utilizarlos para entrenamiento, mejora de modelos u otros fines sin autorización explícita adicional del usuario.</text:p>
      <text:p text:style-name="Text_20_body">La MECP implementa un protocolo de exportación de contexto genérico compatible con cualquier modelo de IA mediante la estandarización del formato de prompt de contexto:</text:p>
      <text:p text:style-name="P2"><text:span text:style-name="Source_20_Text"><text:span text:style-name="T2">PROTOCOLO DE CONTEXTO MECP v1:</text:span></text:span></text:p>
      <text:p text:style-name="P1"/>
      <text:p text:style-name="P1"><text:span text:style-name="Source_20_Text"><text:span text:style-name="T2">[INICIO_CONTEXTO]</text:span></text:span></text:p>
      <text:p text:style-name="P1"><text:soft-page-break/><text:span text:style-name="Source_20_Text"><text:span text:style-name="T2">Proyecto: {nombre_proyecto}</text:span></text:span></text:p>
      <text:p text:style-name="P1"><text:span text:style-name="Source_20_Text"><text:span text:style-name="T2">Modo: {modo_activo}</text:span></text:span></text:p>
      <text:p text:style-name="P1"><text:span text:style-name="Source_20_Text"><text:span text:style-name="T2">Período: {fecha_inicio} - {fecha_actual}</text:span></text:span></text:p>
      <text:p text:style-name="P1"><text:span text:style-name="Source_20_Text"><text:span text:style-name="T2">Nodos relevantes (últimos N):</text:span></text:span></text:p>
      <text:p text:style-name="P1"><text:span text:style-name="Source_20_Text"><text:span text:style-name="T3"><text:s text:c="2"/></text:span></text:span><text:span text:style-name="Source_20_Text"><text:span text:style-name="T2">[{timestamp}][{etiqueta}] {contenido}</text:span></text:span></text:p>
      <text:p text:style-name="P1"><text:span text:style-name="Source_20_Text"><text:span text:style-name="T3"><text:s text:c="2"/></text:span></text:span><text:span text:style-name="Source_20_Text"><text:span text:style-name="T2">[{timestamp}][{etiqueta}] {contenido}</text:span></text:span></text:p>
      <text:p text:style-name="P1"><text:span text:style-name="Source_20_Text"><text:span text:style-name="T3"><text:s text:c="2"/></text:span></text:span><text:span text:style-name="Source_20_Text"><text:span text:style-name="T2">...</text:span></text:span></text:p>
      <text:p text:style-name="P1"><text:span text:style-name="Source_20_Text"><text:span text:style-name="T2">Recordatorios activos: {lista}</text:span></text:span></text:p>
      <text:p text:style-name="P1"><text:span text:style-name="Source_20_Text"><text:span text:style-name="T2">[FIN_CONTEXTO]</text:span></text:span></text:p>
      <text:p text:style-name="P1"/>
      <text:p text:style-name="P3"><text:span text:style-name="Source_20_Text"><text:span text:style-name="T2">Continuar desde este punto:</text:span></text:span></text:p>
      <text:p text:style-name="Text_20_body">Este protocolo permite que cualquier modelo de IA — presente o futuro — reciba el contexto del usuario sin dependencia del proveedor anterior.</text:p>
      <text:h text:style-name="Heading_20_4" text:outline-level="4">N Modos Configurables</text:h>
      <text:p text:style-name="Text_20_body">La MECP implementa N modos de comportamiento, donde N es cualquier número de modos definidos por la implementación. Los modos base descritos en esta publicación son:</text:p>
      <text:p text:style-name="Text_20_body"><text:span text:style-name="Strong_20_Emphasis">Modo Episódico</text:span><text:line-break/>Acumulación secuencial de nodos en orden cronológico de llegada. El sistema puede resetear su estado operativo entre sesiones sin pérdida del contexto acumulado. Permite recuperación por fecha específica, búsqueda por palabras clave y activación de recordatorios en fechas futuras.</text:p>
      <text:p text:style-name="Text_20_body"><text:span text:style-name="Strong_20_Emphasis">Modo Persistente</text:span><text:line-break/>Almacenamiento permanente organizado en subcategorías definidas por el usuario (ejemplos no limitativos: pendientes, compromisos, recordatorios, seguimiento). Ometeotl puede enfocar períodos históricos como archivos sellados cuando superan un umbral de tiempo configurable (ejemplo: un mes). Búsqueda eficiente por palabras clave dentro de cualquier período.</text:p>
      <text:p text:style-name="Text_20_body"><text:span text:style-name="Strong_20_Emphasis">Modo Cíclico</text:span><text:line-break/>Rotación por límite configurable. Cuando el número de nodos o el período de tiempo alcanza el límite definido, los registros más antiguos son eliminados automáticamente. El límite N de retención es configurable por proyecto.</text:p>
      <text:p text:style-name="Text_20_body"><text:span text:style-name="Strong_20_Emphasis">Modo Sin Persistencia</text:span><text:line-break/>Ningún dato es almacenado en disco. Todo el contexto reside exclusivamente en memoria volátil durante la sesión activa. Al finalizar la sesión, toda la información es eliminada sin posibilidad de recuperación.</text:p>
      <text:p text:style-name="Text_20_body"><text:span text:style-name="Strong_20_Emphasis">Modos adicionales</text:span> pueden ser definidos por implementaciones derivadas manteniendo el principio de configurabilidad por proyecto y residencia en dispositivo del usuario.</text:p>
      <text:h text:style-name="Heading_20_4" text:outline-level="4">Sellado Temporal</text:h>
      <text:p text:style-name="Text_20_body">La MECP implementa un mecanismo de sellado temporal que:</text:p>
      <text:list text:style-name="L11">
        <text:list-item>
          <text:p text:style-name="P26">Crea puntos de quiebre cronológicos en la cadena de contexto </text:p>
        </text:list-item>
        <text:list-item>
          <text:p text:style-name="P26">Permite recuperación de episodios específicos sin cargar el historial completo </text:p>
        </text:list-item>
        <text:list-item>
          <text:p text:style-name="P26">Minimiza el uso de RAM mediante carga bajo demanda desde almacenamiento local </text:p>
        </text:list-item>
        <text:list-item>
          <text:p text:style-name="P25">Es gestionado automáticamente por el Agente Observador Total </text:p>
        </text:list-item>
      </text:list>
      <text:p text:style-name="P2"><text:soft-page-break/><text:span text:style-name="Source_20_Text"><text:span text:style-name="T2">ESTRUCTURA DE CADENA SELLADA:</text:span></text:span></text:p>
      <text:p text:style-name="P1"/>
      <text:p text:style-name="P1"><text:span text:style-name="Source_20_Text"><text:span text:style-name="T2">[Nodo_1]→[Nodo_2]→...→[Nodo_k] → |SELLO_FECHA_1|</text:span></text:span></text:p>
      <text:p text:style-name="P1"><text:span text:style-name="Source_20_Text"><text:span text:style-name="T2">[Nodo_k+1]→...→[Nodo_m] <text:s text:c="8"/>→ |SELLO_FECHA_2|</text:span></text:span></text:p>
      <text:p text:style-name="P1"><text:span text:style-name="Source_20_Text"><text:span text:style-name="T2">[Nodo_m+1]→...→[Nodo_actual] <text:s text:c="3"/>→ [EPISODIO_ACTIVO]</text:span></text:span></text:p>
      <text:p text:style-name="P1"/>
      <text:p text:style-name="P1"><text:span text:style-name="Source_20_Text"><text:span text:style-name="T2">Cada sello es inmutable.</text:span></text:span></text:p>
      <text:p text:style-name="P1"><text:span text:style-name="Source_20_Text"><text:span text:style-name="T2">Solo el episodio activo reside en RAM.</text:span></text:span></text:p>
      <text:p text:style-name="P3"><text:span text:style-name="Source_20_Text"><text:span text:style-name="T2">Los episodios sellados residen en almacenamiento local.</text:span></text:span></text:p>
      <text:h text:style-name="Heading_20_3" text:outline-level="3">3.4 AOPP — Aplicación de Organización de Privacidad Personal</text:h>
      <text:p text:style-name="Text_20_body">La AOPP es el componente de interfaz que permite al usuario gestionar de forma visual, granular y sin fricción qué datos interactúan con qué sistemas — sin que ningún dato se pierda.</text:p>
      <text:h text:style-name="Heading_20_4" text:outline-level="4">Función Principal</text:h>
      <text:p text:style-name="Text_20_body">El usuario puede en cualquier momento:</text:p>
      <text:list text:style-name="L12">
        <text:list-item>
          <text:p text:style-name="P28">Ver todos los proyectos activos y sus datos </text:p>
        </text:list-item>
        <text:list-item>
          <text:p text:style-name="P28">Seleccionar qué fragmentos de contexto son visibles para cada modelo de IA, empresa de tecnología o aplicación externa </text:p>
        </text:list-item>
        <text:list-item>
          <text:p text:style-name="P28">Separar datos que no deben interactuar entre sí — sin eliminarlos </text:p>
        </text:list-item>
        <text:list-item>
          <text:p text:style-name="P28">Definir períodos de tiempo activos para cada integración </text:p>
        </text:list-item>
        <text:list-item>
          <text:p text:style-name="P28">Revocar acceso a cualquier sistema con un solo gesto </text:p>
        </text:list-item>
        <text:list-item>
          <text:p text:style-name="P27">Ver el historial de qué sistema accedió a qué fragmento y cuándo </text:p>
        </text:list-item>
      </text:list>
      <text:h text:style-name="Heading_20_4" text:outline-level="4">Principio de Separación Sin Pérdida</text:h>
      <text:p text:style-name="Text_20_body">La AOPP implementa separación de datos sin eliminación:</text:p>
      <text:p text:style-name="P2"><text:span text:style-name="Source_20_Text"><text:span text:style-name="T2">PROYECTO A (salud):</text:span></text:span></text:p>
      <text:p text:style-name="P1"><text:span text:style-name="Source_20_Text"><text:span text:style-name="T3"><text:s text:c="2"/>→ </text:span></text:span><text:span text:style-name="Source_20_Text"><text:span text:style-name="T2">App de salud: VE pasos, sueño, frecuencia cardíaca</text:span></text:span></text:p>
      <text:p text:style-name="P1"><text:span text:style-name="Source_20_Text"><text:span text:style-name="T3"><text:s text:c="2"/>→ </text:span></text:span><text:span text:style-name="Source_20_Text"><text:span text:style-name="T2">Modelo IA: <text:s text:c="3"/>VE resumen de bienestar</text:span></text:span></text:p>
      <text:p text:style-name="P1"><text:span text:style-name="Source_20_Text"><text:span text:style-name="T3"><text:s text:c="2"/>→ </text:span></text:span><text:span text:style-name="Source_20_Text"><text:span text:style-name="T2">App trabajo: <text:s/>NO VE ningún dato de salud</text:span></text:span></text:p>
      <text:p text:style-name="P1"/>
      <text:p text:style-name="P1"><text:span text:style-name="Source_20_Text"><text:span text:style-name="T2">PROYECTO B (trabajo):</text:span></text:span></text:p>
      <text:p text:style-name="P1"><text:span text:style-name="Source_20_Text"><text:span text:style-name="T3"><text:s text:c="2"/>→ </text:span></text:span><text:span text:style-name="Source_20_Text"><text:span text:style-name="T2">App trabajo: <text:s/>VE tareas, compromisos, notas</text:span></text:span></text:p>
      <text:p text:style-name="P1"><text:span text:style-name="Source_20_Text"><text:span text:style-name="T3"><text:s text:c="2"/>→ </text:span></text:span><text:span text:style-name="Source_20_Text"><text:span text:style-name="T2">Modelo IA: <text:s text:c="3"/>VE contexto de proyecto activo</text:span></text:span></text:p>
      <text:p text:style-name="P1"><text:span text:style-name="Source_20_Text"><text:span text:style-name="T3"><text:s text:c="2"/>→ </text:span></text:span><text:span text:style-name="Source_20_Text"><text:span text:style-name="T2">App salud: <text:s text:c="3"/>NO VE ningún dato laboral</text:span></text:span></text:p>
      <text:p text:style-name="P1"/>
      <text:p text:style-name="P1"><text:span text:style-name="Source_20_Text"><text:span text:style-name="T2">PROYECTO C (personal):</text:span></text:span></text:p>
      <text:p text:style-name="P1"><text:span text:style-name="Source_20_Text"><text:span text:style-name="T3"><text:s text:c="2"/>→ </text:span></text:span><text:span text:style-name="Source_20_Text"><text:span text:style-name="T2">Solo usuario: VE todo</text:span></text:span></text:p>
      <text:p text:style-name="P3"><text:span text:style-name="Source_20_Text"><text:span text:style-name="T3"><text:s text:c="2"/>→ </text:span></text:span><text:span text:style-name="Source_20_Text"><text:span text:style-name="T2">Ningún sistema externo: acceso bloqueado</text:span></text:span></text:p>
      <text:p text:style-name="Text_20_body">Los datos de cada proyecto existen completos en el dispositivo del usuario. La AOPP controla la visibilidad — no la existencia.</text:p>
      <text:h text:style-name="Heading_20_4" text:outline-level="4">Gestión por Fragmentación Temporal</text:h>
      <text:p text:style-name="Text_20_body">La AOPP utiliza el mecanismo de sellado por fechas de la MECP para gestionar el acceso histórico:</text:p>
      <text:list text:style-name="L13">
        <text:list-item>
          <text:p text:style-name="P30">El usuario puede abrir o cerrar el acceso de un sistema a un período sellado específico </text:p>
        </text:list-item>
        <text:list-item>
          <text:p text:style-name="P30">Un sistema externo puede ver el mes de marzo de salud pero no el de trabajo </text:p>
        </text:list-item>
        <text:list-item>
          <text:p text:style-name="P29"><text:soft-page-break/>La fragmentación temporal es la unidad mínima de gestión de privacidad </text:p>
        </text:list-item>
      </text:list>
      <text:p text:style-name="Horizontal_20_Line"/>
      <text:h text:style-name="Heading_20_2" text:outline-level="2">4. Condiciones de Uso — Licencia de Valores</text:h>
      <text:h text:style-name="Heading_20_3" text:outline-level="3">4.1 Acceso Libre con Condicionantes</text:h>
      <text:p text:style-name="Text_20_body">El sistema es de libre acceso bajo las siguientes condiciones irrenunciables:</text:p>
      <text:p text:style-name="Text_20_body"><text:span text:style-name="Strong_20_Emphasis">Para usuarios individuales:</text:span> libre, gratuito y sin condiciones adicionales.</text:p>
      <text:p text:style-name="Text_20_body"><text:span text:style-name="Strong_20_Emphasis">Para empresas de tecnología, desarrolladores de modelos de IA y aplicaciones que deseen implementar esta arquitectura o acceder a la MECP del usuario:</text:span></text:p>
      <text:list text:style-name="L14">
        <text:list-item>
          <text:p text:style-name="P32">Deben presentar una implementación de la AOPP que cumpla con los 7 valores fundacionales </text:p>
        </text:list-item>
        <text:list-item>
          <text:p text:style-name="P32">Deben integrar los mismos 7 valores fundacionales en su implementación — no pueden reducirlos ni eliminarlos </text:p>
        </text:list-item>
        <text:list-item>
          <text:p text:style-name="P32">Deben mantener la propiedad del contexto en el dispositivo del usuario </text:p>
        </text:list-item>
        <text:list-item>
          <text:p text:style-name="P32">No pueden utilizar los datos del contexto para entrenamiento de modelos, mejora de productos ni generación de ingresos sin consentimiento explícito, granular y remunerado del usuario </text:p>
        </text:list-item>
        <text:list-item>
          <text:p text:style-name="P32">Deben implementar la fragmentación protectora — no pueden recibir el contexto completo </text:p>
        </text:list-item>
        <text:list-item>
          <text:p text:style-name="P31">Deben ser auditables respecto al cumplimiento de estos principios </text:p>
        </text:list-item>
      </text:list>
      <text:p text:style-name="Text_20_body"><text:span text:style-name="Strong_20_Emphasis">De no cumplir con estas condiciones, no podrán utilizar ni implementar esta arquitectura.</text:span></text:p>
      <text:h text:style-name="Heading_20_3" text:outline-level="3">4.2 Requisito de Valores para Integración al Ecosistema</text:h>
      <text:p text:style-name="Text_20_body">Toda aplicación externa que desee tener acceso al repositorio de Memoria Episódica Contextual Portable del usuario debe:</text:p>
      <text:list text:style-name="L15">
        <text:list-item>
          <text:p text:style-name="P34">Adoptar los 7 valores fundacionales como restricciones técnicas de su propia arquitectura </text:p>
        </text:list-item>
        <text:list-item>
          <text:p text:style-name="P34">Implementar la AOPP o una interfaz equivalente de control granular para el usuario </text:p>
        </text:list-item>
        <text:list-item>
          <text:p text:style-name="P34">Someterse al protocolo de fragmentación protectora — solo recibe lo que el usuario autoriza, fragmentado </text:p>
        </text:list-item>
        <text:list-item>
          <text:p text:style-name="P34">Declarar públicamente qué datos solicita, para qué y por cuánto tiempo </text:p>
        </text:list-item>
        <text:list-item>
          <text:p text:style-name="P33">Permitir revocación inmediata de acceso sin pérdida de datos del usuario </text:p>
        </text:list-item>
      </text:list>
      <text:h text:style-name="Heading_20_3" text:outline-level="3">4.3 Atribución Obligatoria — Powered by OLLIN</text:h>
      <text:p text:style-name="Text_20_body">Toda empresa de tecnología, desarrollador de modelo de IA o aplicación externa que implemente esta arquitectura o se integre al ecosistema MECP debe mostrar de forma visible en su interfaz de usuario la atribución:</text:p>
      <text:p text:style-name="Text_20_body"><text:span text:style-name="Strong_20_Emphasis">"Powered by OLLIN — Inteligencia Noosérica"</text:span></text:p>
      <text:p text:style-name="Text_20_body">Esta atribución es:</text:p>
      <text:list text:style-name="L16">
        <text:list-item>
          <text:p text:style-name="P36"><text:span text:style-name="Strong_20_Emphasis">Obligatoria</text:span> — no opcional ni configurable por el implementador </text:p>
        </text:list-item>
        <text:list-item>
          <text:p text:style-name="P36"><text:span text:style-name="Strong_20_Emphasis">Visible</text:span> — debe aparecer en la interfaz principal de la aplicación o servicio </text:p>
        </text:list-item>
        <text:list-item>
          <text:p text:style-name="P36"><text:soft-page-break/><text:span text:style-name="Strong_20_Emphasis">Permanente</text:span> — no puede eliminarse en actualizaciones posteriores sin retirar la implementación </text:p>
        </text:list-item>
        <text:list-item>
          <text:p text:style-name="P35"><text:span text:style-name="Strong_20_Emphasis">Exacta</text:span> — el texto "Powered by OLLIN — Inteligencia Noosérica" no puede modificarse ni abreviarse </text:p>
        </text:list-item>
      </text:list>
      <text:p text:style-name="Text_20_body">El incumplimiento de esta cláusula constituye violación de las condiciones de uso y activa la terminación inmediata del derecho de implementación.</text:p>
      <text:p text:style-name="Text_20_body">Esta atribución garantiza que el usuario final siempre sepa qué infraestructura protege su contexto y a quién pertenecen los valores que rigen el sistema que usa.</text:p>
      <text:p text:style-name="Horizontal_20_Line"/>
      <text:p text:style-name="Text_20_body"><text:span text:style-name="Emphasis">Powered by OLLIN — Inteligencia Noosérica</text:span><text:line-break/><text:span text:style-name="Emphasis">Luis Ernesto Berzunza Díaz · Chihuahua, Chihuahua · 2026</text:span></text:p>
      <text:h text:style-name="Heading_20_4" text:outline-level="4">Definición</text:h>
      <text:p text:style-name="Text_20_body">El AOT es un componente de software que:</text:p>
      <text:list text:style-name="L17">
        <text:list-item>
          <text:p text:style-name="P38">Recorre simultáneamente todos los flujos del sistema </text:p>
        </text:list-item>
        <text:list-item>
          <text:p text:style-name="P38">Tiene acceso de lectura a todos los componentes sin modificarlos </text:p>
        </text:list-item>
        <text:list-item>
          <text:p text:style-name="P38">Registra la totalidad de las operaciones del sistema en repositorio separado </text:p>
        </text:list-item>
        <text:list-item>
          <text:p text:style-name="P38">Verifica el cumplimiento de las reglas operativas del sistema en tiempo real </text:p>
        </text:list-item>
        <text:list-item>
          <text:p text:style-name="P38">Puede pausar el flujo del sistema ante detección de violaciones </text:p>
        </text:list-item>
        <text:list-item>
          <text:p text:style-name="P38">Gestiona la MECP: sellado temporal, activación de recordatorios, indexación por palabras clave </text:p>
        </text:list-item>
        <text:list-item>
          <text:p text:style-name="P37">Actúa como punto de integración con sistemas externos bajo permiso explícito del usuario </text:p>
        </text:list-item>
      </text:list>
      <text:h text:style-name="Heading_20_4" text:outline-level="4">Principio de No Intervención</text:h>
      <text:p text:style-name="Text_20_body">El AOT observa sin modificar. No altera nodos, no toma decisiones cognitivas, no genera outputs al usuario. Su única acción sobre el flujo es la pausa ante violación de reglas — y solo el usuario autorizado puede reanudar.</text:p>
      <text:h text:style-name="Heading_20_4" text:outline-level="4">Integración con Ecosistema Externo</text:h>
      <text:p text:style-name="Text_20_body">El AOT implementa un protocolo de integración que permite recibir datos de aplicaciones externas bajo las siguientes condiciones:</text:p>
      <text:list text:style-name="L18">
        <text:list-item>
          <text:p text:style-name="P40">Permiso explícito, granular y revocable del usuario </text:p>
        </text:list-item>
        <text:list-item>
          <text:p text:style-name="P40">Los datos se incorporan al proyecto específico autorizado por el usuario </text:p>
        </text:list-item>
        <text:list-item>
          <text:p text:style-name="P40">El usuario define qué datos, de qué aplicación y por cuánto tiempo </text:p>
        </text:list-item>
        <text:list-item>
          <text:p text:style-name="P39">Ningún dato fluye en sentido contrario — del sistema hacia la aplicación externa — sin autorización explícita adicional </text:p>
        </text:list-item>
      </text:list>
      <text:p text:style-name="Text_20_body">Aplicaciones no limitativas: sistemas de salud, plataformas educativas, aplicaciones de bienestar, sistemas de productividad, plataformas de seguimiento de actividad física, sistemas de salud mental.</text:p>
      <text:p text:style-name="Horizontal_20_Line"/>
      <text:h text:style-name="Heading_20_2" text:outline-level="2"><text:soft-page-break/>4. Reivindicaciones</text:h>
      <text:p text:style-name="Text_20_body">Las siguientes reivindicaciones describen el alcance de la presente publicación defensiva:</text:p>
      <text:p text:style-name="Text_20_body"><text:span text:style-name="Strong_20_Emphasis">Reivindicación 1</text:span><text:line-break/>Sistema de memoria episódica contextual portable para modelos de inteligencia artificial, empresas de tecnología y aplicaciones de terceros, caracterizado por residir en el dispositivo del usuario final, operar independientemente del modelo de IA, empresa de tecnología o aplicación de terceros utilizada, persistir entre sesiones y ser portable entre distintos modelos de IA, empresas de tecnología y aplicaciones de terceros mediante un protocolo de exportación de contexto estandarizado, siendo la propiedad del contexto exclusiva e irrenunciable del usuario final.</text:p>
      <text:p text:style-name="Text_20_body"><text:span text:style-name="Strong_20_Emphasis">Reivindicación 2</text:span><text:line-break/>Sistema según la reivindicación 1, caracterizado por implementar N modos de comportamiento configurables por proyecto, donde N es un número entero mayor o igual a 1, siendo cada modo independientemente configurable en términos de duración, persistencia y comportamiento de rotación.</text:p>
      <text:p text:style-name="Text_20_body"><text:span text:style-name="Strong_20_Emphasis">Reivindicación 3</text:span><text:line-break/>Sistema según la reivindicación 1, caracterizado por implementar un mecanismo de sellado temporal que crea puntos de quiebre cronológicos en la cadena de contexto, permitiendo recuperación de episodios específicos con carga bajo demanda desde almacenamiento local.</text:p>
      <text:p text:style-name="Text_20_body"><text:span text:style-name="Strong_20_Emphasis">Reivindicación 4</text:span><text:line-break/>Sistema según la reivindicación 1, caracterizado por incluir un agente observador que recorre simultáneamente todos los flujos del sistema, registra la totalidad de las operaciones en repositorio separado, verifica reglas operativas en tiempo real y gestiona el sellado temporal y la activación de recordatorios de la memoria episódica.</text:p>
      <text:p text:style-name="Text_20_body"><text:span text:style-name="Strong_20_Emphasis">Reivindicación 5</text:span><text:line-break/>Sistema según la reivindicación 4, caracterizado porque el agente observador implementa un protocolo de integración con aplicaciones externas que requiere permiso explícito, granular y revocable del usuario para cada fuente de datos, sin permitir flujo de datos en sentido contrario sin autorización adicional.</text:p>
      <text:p text:style-name="Text_20_body"><text:span text:style-name="Strong_20_Emphasis">Reivindicación 6</text:span><text:line-break/>Método de portabilidad de contexto cognitivo entre modelos de inteligencia artificial, caracterizado por exportar el contexto acumulado en un formato estandarizado independiente del modelo de origen, permitiendo la continuación del contexto en cualquier modelo de IA de destino sin pérdida de información.</text:p>
      <text:p text:style-name="Text_20_body"><text:span text:style-name="Strong_20_Emphasis">Reivindicación 7</text:span><text:line-break/>Sistema según las reivindicaciones 1 a 6, donde la totalidad del almacenamiento de contexto reside en el dispositivo del usuario final, siendo propiedad exclusiva e irrenunciable del usuario, sin residencia en servidores de terceros.</text:p>
      <text:p text:style-name="Text_20_body"><text:span text:style-name="Strong_20_Emphasis">Reivindicación 15</text:span><text:line-break/>Sistema según las reivindicaciones 1 a 14, caracterizado por incluir una Aplicación de Organización de Privacidad Personal (AOPP) que permite al usuario gestionar de forma granular qué fragmentos <text:soft-page-break/>de contexto son visibles para cada modelo de IA, empresa de tecnología o aplicación externa, implementando separación de datos sin eliminación y gestión por períodos sellados temporalmente.</text:p>
      <text:p text:style-name="Text_20_body"><text:span text:style-name="Strong_20_Emphasis">Reivindicación 16</text:span><text:line-break/>Sistema según las reivindicaciones 1 a 15, caracterizado por establecer como condición de uso para toda empresa de tecnología, desarrollador de modelo de IA o aplicación externa que implemente esta arquitectura o acceda a la MECP del usuario, la adopción de los 7 valores fundacionales como restricciones técnicas de su propia implementación, la presentación de una AOPP funcional y el cumplimiento del protocolo de fragmentación protectora, siendo estas condiciones irrenunciables e inaudibles.</text:p>
      <text:p text:style-name="Text_20_body"><text:span text:style-name="Strong_20_Emphasis">Reivindicación 17</text:span><text:line-break/>Ecosistema de aplicaciones caracterizado por requerir que toda aplicación que desee integrarse al repositorio de Memoria Episódica Contextual Portable adopte los 7 valores fundacionales como restricciones técnicas propias, declare públicamente sus solicitudes de datos y permita revocación inmediata de acceso sin pérdida de datos del usuario, siendo este requisito la condición de entrada al ecosistema OLLIN — Inteligencia Noosérica.<text:line-break/>Sistema según las reivindicaciones 1 a 11, caracterizado por implementar los 7 valores fundacionales del inventor como restricciones técnicas arquitectónicas inmutables del sistema — no como políticas de uso — siendo dichos valores: soberanía del usuario, privacidad real no declarativa, no mercantilización del contexto humano, ética como arquitectura, acceso universal al conocimiento, neutralidad epistémica y trazabilidad del pensamiento propio.</text:p>
      <text:p text:style-name="Text_20_body"><text:span text:style-name="Strong_20_Emphasis">Reivindicación 13</text:span><text:line-break/>Sistema según las reivindicaciones 1 a 12, caracterizado porque el Agente Observador Total implementa un mecanismo de fragmentación protectora que rompe los nodos y sus relaciones antes de entregar contexto a cualquier modelo de IA externo, impidiendo que ningún host de IA ni su empresa operadora pueda extraer el contexto completo, el historial completo de conversaciones o el grafo de conocimiento completo del usuario, siendo esta protección técnica y no meramente contractual.</text:p>
      <text:p text:style-name="Text_20_body"><text:span text:style-name="Strong_20_Emphasis">Reivindicación 14</text:span><text:line-break/>Sistema según la reivindicación 13, caracterizado por establecer una distinción arquitectónica entre lo que un modelo de IA puede recibir — fragmentos de contexto relevantes para la tarea inmediata — y lo que ningún modelo ni su empresa operadora puede recibir — conversaciones completas, contexto continuo completo y relaciones completas entre nodos.<text:line-break/>Sistema según las reivindicaciones 1 a 8, caracterizado porque el Módulo de Procesamiento de Entrada implementa dos principios inmutables: la prohibición de jerarquización entre etiquetas epistémicas y la prohibición de valores numéricos en dichas etiquetas, siendo ambos principios no alterables por ningún proceso posterior del sistema, configuración del usuario ni instrucción de modelo de IA externo.</text:p>
      <text:p text:style-name="Text_20_body"><text:span text:style-name="Strong_20_Emphasis">Reivindicación 10</text:span><text:line-break/>Sistema según las reivindicaciones 1 a 9, caracterizado porque el modelo de IA utilizado para procesamiento y la entidad que lo opera no reciben actualización, retroalimentación ni acceso a los datos del contexto del usuario, salvo autorización explícita, granular y revocable del usuario para una transferencia específica y por el mínimo de datos técnicamente necesario.</text:p>
      <text:p text:style-name="Text_20_body"><text:soft-page-break/><text:span text:style-name="Strong_20_Emphasis">Reivindicación 18</text:span> Sistema según las reivindicaciones 1 a 17, caracterizado por implementar el principio de no omisión como restricción técnica inmutable: el sistema no puede ocultar, filtrar ni omitir información no personal en entrada o salida por razones ideológicas, comerciales o de conveniencia, siendo la etiqueta epistemológica la única respuesta técnicamente válida ante información problemática — nunca su supresión.</text:p>
      <text:p text:style-name="Text_20_body">Los conceptos descritos en este documento no aparecen combinados en ningún sistema previo conocido a la fecha de publicació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Table_20_Heading">Característica</text:p>
            </table:table-cell>
            <table:table-cell table:style-name="Tabla1.A1" office:value-type="string">
              <text:p text:style-name="Table_20_Heading">RAG</text:p>
            </table:table-cell>
            <table:table-cell table:style-name="Tabla1.A1" office:value-type="string">
              <text:p text:style-name="Table_20_Heading">LangChain</text:p>
            </table:table-cell>
            <table:table-cell table:style-name="Tabla1.A1" office:value-type="string">
              <text:p text:style-name="Table_20_Heading">Ventana contexto</text:p>
            </table:table-cell>
            <table:table-cell table:style-name="Tabla1.A1" office:value-type="string">
              <text:p text:style-name="Table_20_Heading">Chat history</text:p>
            </table:table-cell>
            <table:table-cell table:style-name="Tabla1.A1" office:value-type="string">
              <text:p text:style-name="Table_20_Heading"><text:span text:style-name="Strong_20_Emphasis">Este sistema</text:span></text:p>
            </table:table-cell>
          </table:table-row>
        </table:table-header-rows>
        <table:table-row>
          <table:table-cell table:style-name="Tabla1.A1" office:value-type="string">
            <text:p text:style-name="Table_20_Contents">Reside en dispositivo usuario</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Portable entre modelo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N modos configurables</text:p>
          </table:table-cell>
          <table:table-cell table:style-name="Tabla1.A1" office:value-type="string">
            <text:p text:style-name="Table_20_Contents">✗</text:p>
          </table:table-cell>
          <table:table-cell table:style-name="Tabla1.A1" office:value-type="string">
            <text:p text:style-name="Table_20_Contents">Parcial</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Sellado temporal por episodio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Agente observador transversal</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Integración ecosistema con permiso</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Flujo dual simultáneo opuesto</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row>
          <table:table-cell table:style-name="Tabla1.A1" office:value-type="string">
            <text:p text:style-name="Table_20_Contents">Independiente del token limit</text:p>
          </table:table-cell>
          <table:table-cell table:style-name="Tabla1.A1" office:value-type="string">
            <text:p text:style-name="Table_20_Contents">✗</text:p>
          </table:table-cell>
          <table:table-cell table:style-name="Tabla1.A1" office:value-type="string">
            <text:p text:style-name="Table_20_Contents">Parcial</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text:span text:style-name="Strong_20_Emphasis">✓</text:span></text:p>
          </table:table-cell>
        </table:table-row>
      </table:table>
      <text:p text:style-name="Text_20_body">El desarrollo de la implementación de referencia OLLIN — Inteligencia Noosérica fue asistido por Claude Sonnet 4.6 (Anthropic), DeepSeek y Gemini (Google), utilizados como herramientas de creación intelectual. No son coautores. La autoría es exclusiva de Luis Ernesto Berzunza Díaz.</text:p>
      <text:p text:style-name="Horizontal_20_Line"/>
      <text:h text:style-name="Heading_20_2" text:outline-level="2">Nota del Autor</text:h>
      <text:p text:style-name="Text_20_body"><text:span text:style-name="Emphasis">La humanidad avanza no cuando cruzamos fronteras sino cuando las eliminamos en nuestra concepción. El mismo proceso creativo demuestra esto.</text:span></text:p>
      <text:p text:style-name="Text_20_body"><text:span text:style-name="Emphasis">Nos complementamos. La separación es una idea. La integración, la unidad, el punto donde converge todo — será verdaderamente el punto siguiente en nuestra evolución.</text:span></text:p>
      <text:p text:style-name="Text_20_body"><text:span text:style-name="Strong_20_Emphasis">Luis Ernesto Berzunza Díaz</text:span><text:line-break/>Chihuahua, Chihuahua · 20 de marzo de 2026</text:p>
      <text:p text:style-name="Horizontal_20_Line"/>
      <text:p text:style-name="Text_20_body">Publicado el 20 de marzo de 2026.<text:line-break/>Timestamp verificable mediante commit de GitHub y certificado Safe Creative #2603205036980.</text:p>
      <text:p text:style-name="Text_20_body"><text:span text:style-name="Strong_20_Emphasis">Luis Ernesto Berzunza Díaz</text:span><text:line-break/>Inventor y titular<text:line-break/>Chihuahua, Chihuahua, México</text:p>
      <text:p text:style-name="Horizontal_20_Line"/>
      <text:p text:style-name="Text_20_body"><text:span text:style-name="Emphasis">Este documento es prior art público. Fecha verificable por múltiples fuentes independientes.</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1T13:31:09.370219892</meta:creation-date>
    <dc:date>2026-03-21T17:06:09.143511588</dc:date>
    <meta:editing-duration>PT3H35M</meta:editing-duration>
    <meta:editing-cycles>2</meta:editing-cycles>
    <meta:generator>LibreOffice/24.2.7.2$Linux_X86_64 LibreOffice_project/420$Build-2</meta:generator>
    <meta:document-statistic meta:table-count="1" meta:image-count="0" meta:object-count="0" meta:page-count="13" meta:paragraph-count="284" meta:word-count="4646" meta:character-count="31879" meta:non-whitespace-character-count="27398"/>
  </office:meta>
</office:document-meta>
</file>